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officeooo:rsid="0002adf0" officeooo:paragraph-rsid="0002adf0"/>
    </style:style>
    <style:style style:name="P2" style:family="paragraph" style:parent-style-name="Standard">
      <style:text-properties style:font-name="Times New Roman" fo:font-style="italic" officeooo:rsid="0002adf0" officeooo:paragraph-rsid="0002adf0" style:font-style-asian="italic" style:font-style-complex="italic"/>
    </style:style>
    <style:style style:name="P3" style:family="paragraph" style:parent-style-name="Standard">
      <style:text-properties style:font-name="Times New Roman" officeooo:rsid="00039100" officeooo:paragraph-rsid="00039100"/>
    </style:style>
    <style:style style:name="P4" style:family="paragraph" style:parent-style-name="Standard">
      <style:text-properties style:font-name="Times New Roman" officeooo:rsid="0004d49c" officeooo:paragraph-rsid="0004d49c"/>
    </style:style>
    <style:style style:name="T1" style:family="text">
      <style:text-properties officeooo:rsid="00039100"/>
    </style:style>
    <style:style style:name="T2" style:family="text">
      <style:text-properties fo:font-style="italic" style:font-style-asian="italic" style:font-style-complex="italic"/>
    </style:style>
    <style:style style:name="T3" style:family="text">
      <style:text-properties officeooo:rsid="0004d4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RTICLES OF INCORPORATION </text:p>
      <text:h text:style-name="Heading_20_1" text:outline-level="1">ARTICLE I </text:h>
      <text:h text:style-name="Heading_20_2" text:outline-level="2">NAME </text:h>
      <text:p text:style-name="P1">1.01 Name </text:p>
      <text:p text:style-name="P1">The name of this corporation shall be BuffaloMesh.net The business of the corporation may be conducted as BuffaloMesh.net or BuffaloMesh.. </text:p>
      <text:h text:style-name="Heading_20_1" text:outline-level="1">ARTICLE II </text:h>
      <text:h text:style-name="Heading_20_2" text:outline-level="2">DURATION </text:h>
      <text:p text:style-name="P1">2.01 Duration </text:p>
      <text:p text:style-name="P1">The period of duration of the corporation is perpetual. </text:p>
      <text:h text:style-name="Heading_20_1" text:outline-level="1">ARTICLE III </text:h>
      <text:h text:style-name="Heading_20_2" text:outline-level="2">PURPOSE </text:h>
      <text:p text:style-name="P2">3.01 Purpose </text:p>
      <text:p text:style-name="P1">BuffaloMesh.net is a non-profit corporation and shall operate exclusively for educational and charitable purposes within the meaning of Section 501 (c)(3) of the Internal Revenue Code, or the corresponding section of any future Federal tax code. BuffaloMesh.net<text:span text:style-name="T1">'</text:span>s purpose is to provide a freely <text:span text:style-name="T1">accessible</text:span> data network using various technologies, to service the Western New York region.</text:p>
      <text:p text:style-name="P1"/>
      <text:p text:style-name="P1">To maximize our impact on current efforts, we may seek to collaborate with other non-profit organizations which fall under the 501(c) (3) section of the internal revenue code and are operated exclusively for educational and charitable purposes. </text:p>
      <text:p text:style-name="P1">At times, per the discretion of the board of directors, we may provide internships or volunteer opportunities which will provide opportunities for involvement in said activities and programs in order to have a greater impact for change. </text:p>
      <text:p text:style-name="P1"/>
      <text:p text:style-name="P2">3.02 Public Benefit </text:p>
      <text:p text:style-name="P1">BuffaloMesh.net is designated as a public benefit corporation. </text:p>
      <text:h text:style-name="Heading_20_1" text:outline-level="1">ARTICLE IV </text:h>
      <text:h text:style-name="Heading_20_2" text:outline-level="2">NON-PROFIT NATURE </text:h>
      <text:p text:style-name="P2">4.01 Non-profit Nature </text:p>
      <text:p text:style-name="P1">BuffaloMesh.net is organized exclusively for charitable and educational purposes including, for such purposes, the making of distributions to organizations that qualify as exempt organizations under <text:soft-page-break/>section 501 (c) (3) of the Internal Revenue Code, or corresponding section of any future federal tax code. No part of the net earnings of BuffaloMesh.net shall inure to the benefit of, or be distributable to its members, trustees, officers, or other private persons, except that the corporation shall be authorized and empowered to pay reasonable compensation for services rendered and to make payments and distributions in furtherance of the purposes set forth in the purpose clause hereof. </text:p>
      <text:p text:style-name="P1">Notwithstanding any other provision of this document, the corporation shall not carry on any other activities not permitted to be carried on (a) by any organization exempt from federal income tax under section 501 (c) (3) of the Internal Revenue Code, corresponding section of any future federal tax code, or (b) by an organization, contributions to which are deductible under section 170 (c) (2) of the Internal Revenue Code, or corresponding section of any future federal tax code. </text:p>
      <text:p text:style-name="P1">(Nam of the corporation) is not organized and shall not be operated for the private gain of any person. The property of the corporation is irrevocably dedicated to its educational and charitable purposes. No part of the assets, receipts, or net earnings of the corporation shall inure to the benefit of, or be distributed to any individual. The corporation may, however, pay reasonable compensation for services rendered, and make other payments and distributions consistent with these Articles. </text:p>
      <text:p text:style-name="P1"/>
      <text:p text:style-name="P2">4.02 Personal Liability </text:p>
      <text:p text:style-name="P1">No officer or director of this corporation shall be personally liable for the debts or obligations of <text:span text:style-name="T3">Buffalomesh.net</text:span> of any nature whatsoever, nor shall any of the property or assets of the officers or directors be subject to the payment of the debts or obligations of this corporation. </text:p>
      <text:p text:style-name="P1"><text:s/></text:p>
      <text:p text:style-name="P2">4.03 Dissolution </text:p>
      <text:p text:style-name="P1">Upon termination or dissolution of the BuffaloMesh.net, any assets lawfully available for distribution shall be distributed to one (1) or more qualifying organizations described in Section 501(c)(3) of the Internal Revenue Code of 1986 (or described in any corresponding provision of any successor statute) which organization or organizations have a charitable purpose which, at least generally, includes a purpose similar to the terminating or dissolving corporation. </text:p>
      <text:p text:style-name="P1"/>
      <text:p text:style-name="P1">The organization to receive the assets of the BuffaloMesh.net hereunder shall be selected by the discretion of a majority of the managing body of the BuffaloMesh.net and if its members cannot so agree, then the recipient organization shall be selected pursuant to a verified petition in equity filed in a court of proper jurisdiction against the BuffaloMesh.net by one (1) or more of its managing body which verified petition shall contain such statements as reasonably indicate the applicability of this section. The court upon a finding that this section is applicable shall select the qualifying organization or organizations to receive the assets to be distributed, giving preference if practicable to organizations located within the State of New York, and the County of Erie.</text:p>
      <text:p text:style-name="P1"/>
      <text:p text:style-name="P1">In the event that the court shall find that this section is applicable but that there is no qualifying organization known to it which has a charitable purpose, which, at least generally, includes a purpose similar to this corporation, then the court shall direct the distribution of its assets lawfully available for distribution to the Treasurer of the State of <text:span text:style-name="T3">New York</text:span> to be added to the general fund. </text:p>
      <text:p text:style-name="P1"><text:s/></text:p>
      <text:p text:style-name="P2">4.03 Prohibited Distributions </text:p>
      <text:p text:style-name="P1">No part of the net earnings, or properties of this corporation, on dissolution or otherwise, shall inure to the benefit of, or be distributable to, its members, directors, officers or other private person or individual, except that the corporation shall be authorized and empowered to pay reasonable compensation for services rendered and to make payments and distributions in furtherance of the purposes set forth in Article III, Section 3.01. </text:p>
      <text:p text:style-name="P1"/>
      <text:p text:style-name="P2"><text:soft-page-break/>4.04 Restricted Activities </text:p>
      <text:p text:style-name="P1">No substantial part of the corporation’s activities shall be the carrying on of propaganda, or otherwise attempting to influence legislation, and the corporation shall not participate in, or intervene (including the publishing or distribution of statements) in any political campaign on behalf of or in opposition to any candidate for public office. </text:p>
      <text:p text:style-name="P1"/>
      <text:p text:style-name="P2">4.05 Prohibited Activities </text:p>
      <text:p text:style-name="P1">Notwithstanding any other provision of these Articles, the corporation shall not carry on any activities not permitted to be carried on (I) by a corporation exempt from federal income tax as an organization described by Section 501(c)(3) of the Internal Revenue Code, or the corresponding section of any future federal tax code, or (II) by a corporation, contributions to which are deductible under Section 170(c)(2) of the Internal Revenue Code, or the corresponding section of any future federal tax code. </text:p>
      <text:h text:style-name="Heading_20_1" text:outline-level="1">ARTICLE V </text:h>
      <text:h text:style-name="Heading_20_2" text:outline-level="2">BOARD OF DIRECTORS </text:h>
      <text:p text:style-name="P2">5.01 Governance </text:p>
      <text:p text:style-name="P1">BuffaloMesh.net shall be governed by its board of directors. </text:p>
      <text:p text:style-name="P1"/>
      <text:p text:style-name="P2">5.02 Initial Directors </text:p>
      <text:p text:style-name="P1">The initial directors of the corporation shall be </text:p>
      <text:p text:style-name="P3">Corey Reichle</text:p>
      <text:p text:style-name="P4">Kevin Hayes</text:p>
      <text:p text:style-name="P4">Matthew Lehner</text:p>
      <text:p text:style-name="P3"/>
      <text:h text:style-name="Heading_20_1" text:outline-level="1">ARTICLE VI </text:h>
      <text:h text:style-name="Heading_20_2" text:outline-level="2">MEMBERSHIP </text:h>
      <text:p text:style-name="P1"><text:s/></text:p>
      <text:p text:style-name="P2">6.01 Membership </text:p>
      <text:p text:style-name="P1">BuffaloMesh.net shall have no members. <text:s/>The management of the affairs of the corporation shall be vested in a board of directors, as defined in the corporation’s bylaws. </text:p>
      <text:h text:style-name="Heading_20_1" text:outline-level="1">ARTICLE VII </text:h>
      <text:h text:style-name="Heading_20_2" text:outline-level="2">AMENDMENTS </text:h>
      <text:p text:style-name="P1"><text:span text:style-name="T2">7.01 <text:s text:c="2"/>Amendments</text:span> </text:p>
      <text:p text:style-name="P1">Any amendment to the Articles of Incorporation may be adopted by approval of two-thirds (2/3) of the board of directors. </text:p>
      <text:p text:style-name="P1"><text:s/></text:p>
      <text:h text:style-name="Heading_20_1" text:outline-level="1"><text:soft-page-break/>ARTICLE VIII </text:h>
      <text:h text:style-name="Heading_20_2" text:outline-level="2">ADDRESSES OF THE CORPORATION </text:h>
      <text:p text:style-name="P2">8.01 Corporate Address </text:p>
      <text:p text:style-name="P1">The physical address of the corporation is: </text:p>
      <text:p text:style-name="P1"/>
      <text:p text:style-name="P1"/>
      <text:p text:style-name="P1">The mailing address of the corporation is: </text:p>
      <text:p text:style-name="P1">BuffaloMesh.net</text:p>
      <text:p text:style-name="P1">C/o Corey E. Reichle</text:p>
      <text:p text:style-name="P1">315 Barnard St.</text:p>
      <text:p text:style-name="P1">Buffalo, NY 14206 </text:p>
      <text:h text:style-name="Heading_20_1" text:outline-level="1">ARTICLE IX </text:h>
      <text:h text:style-name="Heading_20_2" text:outline-level="2">Appointment of registered agent </text:h>
      <text:p text:style-name="P1"><text:s/></text:p>
      <text:p text:style-name="P2">9.01 Registered Agent </text:p>
      <text:p text:style-name="P1">The registered agent of the corporation shall be: </text:p>
      <text:p text:style-name="P1">Corey E. Reichle</text:p>
      <text:p text:style-name="P1">315 Barnard St.</text:p>
      <text:p text:style-name="P1">Buffalo, NY 14206 </text:p>
      <text:h text:style-name="Heading_20_1" text:outline-level="1">ARTICLE X </text:h>
      <text:h text:style-name="Heading_20_2" text:outline-level="2">INCORPORATOR </text:h>
      <text:p text:style-name="P1">The incorporators of the corporation are as follow: </text:p>
      <text:p text:style-name="P3">Corey E. Reichle</text:p>
      <text:p text:style-name="P3">315 Barnard St.</text:p>
      <text:p text:style-name="P3">Buffalo, NY 14206</text:p>
      <text:p text:style-name="P1"><text:s/></text:p>
      <text:h text:style-name="Heading_20_2" text:outline-level="2">Certificate Of Adoption Of Articles Of Incorporation </text:h>
      <text:p text:style-name="P1">We, the undersigned, do hereby certify that the above stated Articles of Incorporation of BuffaloMesh.net were approved by the board of directors on (Date and day) and constitute a complete copy of Articles of Incorporation of the BuffaloMesh.net. </text:p>
      <text:p text:style-name="P1"/>
      <text:p text:style-name="P1">_________________________________</text:p>
      <text:p text:style-name="P3">Corey E. Reichle, Incorporator</text:p>
      <text:p text:style-name="P3"/>
      <text:h text:style-name="Heading_20_2" text:outline-level="2"/>
      <text:p text:style-name="P1">Acknowledgment of consent to appointment as registered agent </text:p>
      <text:p text:style-name="P1"><text:soft-page-break/>I, <text:span text:style-name="T1">Corey E. Reichle</text:span>, agree to be the registered agent for BuffaloMesh.net as appointed herein. </text:p>
      <text:p text:style-name="P1"><text:s/></text:p>
      <text:p text:style-name="P1">Registered Agent ____________________ </text:p>
      <text:p text:style-name="P1">Date: 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9T08:36:07.170045255</meta:creation-date>
    <dc:date>2015-01-02T22:03:12.292669793</dc:date>
    <meta:editing-duration>PT9M18S</meta:editing-duration>
    <meta:editing-cycles>2</meta:editing-cycles>
    <meta:generator>LibreOffice/4.2.7.2$Linux_X86_64 LibreOffice_project/420m0$Build-2</meta:generator>
    <meta:document-statistic meta:table-count="0" meta:image-count="0" meta:object-count="0" meta:page-count="5" meta:paragraph-count="89" meta:word-count="1222" meta:character-count="8046" meta:non-whitespace-character-count="6830"/>
  </office:meta>
</office:document-meta>
</file>